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0fede4" officeooo:paragraph-rsid="000fede4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normal" fo:font-weight="normal" officeooo:rsid="000fede4" officeooo:paragraph-rsid="000fede4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ando Arquivos CSS</text:p>
      <text:p text:style-name="P1"/>
      <text:p text:style-name="P1"/>
      <text:p text:style-name="P2"/>
      <text:p text:style-name="P2">Quando falamos na importação de arquivos CSS, estamos falando de organização de style.</text:p>
      <text:p text:style-name="P2">Esta organização se refere a uma forma de separa o nosso código em partes e melhorar a posterior manutenção do código em nossos arquivos. A importação é de grande valia para não poluirmos o nosso html com tantos css </text:p>
      <text:p text:style-name="P2"/>
      <text:p text:style-name="P2"/>
      <text:p text:style-name="P2">@import url("nome_do_arquivo.css");</text:p>
      <text:p text:style-name="P2"/>
      <text:p text:style-name="P2">@import url("./botao.css");</text:p>
      <text:p text:style-name="P2"/>
      <text:p text:style-name="P2">h1 {</text:p>
      <text:p text:style-name="P2"><text:s text:c="2"/>color: blue;</text:p>
      <text:p text:style-name="P2">}</text:p>
      <text:p text:style-name="P2"/>
      <text:p text:style-name="P2">p {</text:p>
      <text:p text:style-name="P2"><text:s text:c="2"/>font-size: 14px;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20:51:48.189968211</meta:creation-date>
    <dc:date>2024-02-06T20:56:09.211234043</dc:date>
    <meta:editing-duration>PT4M21S</meta:editing-duration>
    <meta:editing-cycles>1</meta:editing-cycles>
    <meta:document-statistic meta:table-count="0" meta:image-count="0" meta:object-count="0" meta:page-count="1" meta:paragraph-count="11" meta:word-count="69" meta:character-count="428" meta:non-whitespace-character-count="365"/>
    <meta:generator>LibreOffice/7.6.4.1$Linux_X86_64 LibreOffice_project/e19e193f88cd6c0525a17fb7a176ed8e6a3e2aa1</meta:generator>
  </office:meta>
</office:document-meta>
</file>